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d61" officeooo:paragraph-rsid="0012ed6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style="italic" style:font-style-asian="italic" style:font-style-complex="italic"/>
    </style:style>
    <style:style style:name="T4" style:family="text">
      <style:text-properties style:text-line-through-style="none" style:text-line-through-type="none" fo:font-style="italic" officeooo:rsid="0012fb09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ible ad-hoc commands</text:p>
      <text:p text:style-name="P1"/>
      <text:p text:style-name="P1">1.ansible all -m setup</text:p>
      <text:p text:style-name="P1">2.ansible all -m setup -a ‘gather_subset=all,virtual’</text:p>
      <text:p text:style-name="P1">3.ansible all -m setup -a “filter=ansible_fqdn”</text:p>
      <text:p text:style-name="P1">4.ansible all -m command -a “uptime”</text:p>
      <text:p text:style-name="P1">5.aansible all -m ping all –limit masterip address</text:p>
      <text:p text:style-name="P1">6.ansible all -m yum -a “name=java state=installed’</text:p>
      <text:p text:style-name="P1">7.ansible all -m yum <text:span text:style-name="T1">a “name=epel</text:span><text:span text:style-name="T2">release state=present”</text:span></text:p>
      <text:p text:style-name="P1"><text:span text:style-name="T2">8.create shell script first</text:span></text:p>
      <text:p text:style-name="P1"><text:span text:style-name="T2">vi txt.sh under we have given our requirement after runing we have create crontab</text:span></text:p>
      <text:p text:style-name="P1"><text:span text:style-name="T2">ansible all -m file -a “dest=/var/log/filename mode=600 state=file” --become</text:span></text:p>
      <text:p text:style-name="P1"><text:span text:style-name="T2">ansible all -m cron -a “name=’myjob’ <text:s/>minute=’*/1’ job=’ bash </text:span><text:span text:style-name="T3">etc/</text:span><text:span text:style-name="T4">vi txt.sh’”</text:span>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42:16.494471827</meta:creation-date>
    <dc:date>2019-07-29T18:55:31.107226693</dc:date>
    <meta:editing-duration>PT1M14S</meta:editing-duration>
    <meta:editing-cycles>1</meta:editing-cycles>
    <meta:document-statistic meta:table-count="0" meta:image-count="0" meta:object-count="0" meta:page-count="1" meta:paragraph-count="13" meta:word-count="86" meta:character-count="600" meta:non-whitespace-character-count="524"/>
    <meta:generator>LibreOffice/6.0.7.3$Linux_X86_64 LibreOffice_project/00m0$Build-3</meta:generator>
  </office:meta>
</office:document-meta>
</file>